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6ffc" officeooo:paragraph-rsid="00036ffc"/>
    </style:style>
    <style:style style:name="P2" style:family="paragraph" style:parent-style-name="Standard">
      <style:text-properties officeooo:rsid="00036ffc" officeooo:paragraph-rsid="0008fc8a"/>
    </style:style>
    <style:style style:name="P3" style:family="paragraph" style:parent-style-name="Text_20_body">
      <style:paragraph-properties fo:break-before="page"/>
      <style:text-properties officeooo:rsid="00036ffc" officeooo:paragraph-rsid="0008fc8a"/>
    </style:style>
    <style:style style:name="P4" style:family="paragraph" style:parent-style-name="Standard">
      <style:text-properties officeooo:rsid="0004beaf" officeooo:paragraph-rsid="0004beaf"/>
    </style:style>
    <style:style style:name="P5" style:family="paragraph" style:parent-style-name="Standard">
      <style:text-properties officeooo:rsid="0004beaf" officeooo:paragraph-rsid="000545b2"/>
    </style:style>
    <style:style style:name="P6" style:family="paragraph" style:parent-style-name="Standard">
      <style:text-properties officeooo:rsid="0004beaf" officeooo:paragraph-rsid="000587aa"/>
    </style:style>
    <style:style style:name="P7" style:family="paragraph" style:parent-style-name="Standard">
      <style:text-properties officeooo:rsid="0004beaf" officeooo:paragraph-rsid="000c3ed9"/>
    </style:style>
    <style:style style:name="P8" style:family="paragraph" style:parent-style-name="Standard">
      <style:text-properties officeooo:rsid="000a98e5" officeooo:paragraph-rsid="000a98e5"/>
    </style:style>
    <style:style style:name="P9" style:family="paragraph" style:parent-style-name="Standard">
      <style:text-properties officeooo:paragraph-rsid="000d9e5e"/>
    </style:style>
    <style:style style:name="P10" style:family="paragraph" style:parent-style-name="Standard">
      <style:text-properties officeooo:rsid="000e581c" officeooo:paragraph-rsid="000e581c"/>
    </style:style>
    <style:style style:name="P11" style:family="paragraph" style:parent-style-name="Standard">
      <style:text-properties officeooo:rsid="000f0aae" officeooo:paragraph-rsid="000f0aae"/>
    </style:style>
    <style:style style:name="P12" style:family="paragraph" style:parent-style-name="Standard">
      <style:text-properties officeooo:rsid="0013874a" officeooo:paragraph-rsid="0013874a"/>
    </style:style>
    <style:style style:name="P13" style:family="paragraph" style:parent-style-name="Standard">
      <style:text-properties officeooo:rsid="001684f6" officeooo:paragraph-rsid="001684f6"/>
    </style:style>
    <style:style style:name="P14" style:family="paragraph" style:parent-style-name="Standard">
      <style:text-properties officeooo:rsid="001684f6" officeooo:paragraph-rsid="001a214e"/>
    </style:style>
    <style:style style:name="P15" style:family="paragraph" style:parent-style-name="Standard">
      <style:text-properties officeooo:rsid="000545b2" officeooo:paragraph-rsid="000587aa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9e5e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e581c" officeooo:paragraph-rsid="000e581c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9829" officeooo:paragraph-rsid="00109829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3958" officeooo:paragraph-rsid="0013874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officeooo:rsid="0006d7f0" officeooo:paragraph-rsid="000a46a9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in" fo:margin-bottom="0in" style:contextual-spacing="false"/>
    </style:style>
    <style:style style:name="P25" style:family="paragraph" style:parent-style-name="Text_20_body" style:list-style-name="L4">
      <style:paragraph-properties fo:margin-top="0in" fo:margin-bottom="0in" style:contextual-spacing="false"/>
    </style:style>
    <style:style style:name="P26" style:family="paragraph" style:parent-style-name="Text_20_body" style:list-style-name="L4">
      <style:text-properties officeooo:paragraph-rsid="0022c85a"/>
    </style:style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5">
      <style:text-properties officeooo:paragraph-rsid="001b17a2"/>
    </style:style>
    <style:style style:name="P29" style:family="paragraph" style:parent-style-name="Text_20_body" style:list-style-name="L5">
      <style:text-properties officeooo:rsid="00187ae4" officeooo:paragraph-rsid="00187ae4"/>
    </style:style>
    <style:style style:name="P30" style:family="paragraph" style:parent-style-name="Text_20_body" style:list-style-name="L5">
      <style:text-properties officeooo:rsid="001c42f5" officeooo:paragraph-rsid="001c42f5"/>
    </style:style>
    <style:style style:name="P31" style:family="paragraph" style:parent-style-name="Text_20_body">
      <style:text-properties officeooo:paragraph-rsid="001fbe23"/>
    </style:style>
    <style:style style:name="P32" style:family="paragraph" style:parent-style-name="Text_20_body">
      <style:text-properties officeooo:paragraph-rsid="0022c85a"/>
    </style:style>
    <style:style style:name="P33" style:family="paragraph" style:parent-style-name="Text_20_body">
      <style:text-properties fo:font-weight="bold" officeooo:rsid="0021780b" officeooo:paragraph-rsid="0021780b" style:font-weight-asian="bold" style:font-weight-complex="bold"/>
    </style:style>
    <style:style style:name="P34" style:family="paragraph" style:parent-style-name="Text_20_body">
      <style:text-properties fo:font-weight="bold" officeooo:paragraph-rsid="0022c85a" style:font-weight-asian="bold" style:font-weight-complex="bold"/>
    </style:style>
    <style:style style:name="T1" style:family="text">
      <style:text-properties officeooo:rsid="0004beaf"/>
    </style:style>
    <style:style style:name="T2" style:family="text">
      <style:text-properties officeooo:rsid="000587aa"/>
    </style:style>
    <style:style style:name="T3" style:family="text">
      <style:text-properties officeooo:rsid="0007daa6"/>
    </style:style>
    <style:style style:name="T4" style:family="text">
      <style:text-properties officeooo:rsid="000c3ed9"/>
    </style:style>
    <style:style style:name="T5" style:family="text">
      <style:text-properties officeooo:rsid="000d9e5e"/>
    </style:style>
    <style:style style:name="T6" style:family="text">
      <style:text-properties officeooo:rsid="000e581c"/>
    </style:style>
    <style:style style:name="T7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ef8e0" style:font-size-asian="12pt" style:font-style-asian="normal" style:font-weight-asian="normal" style:font-size-complex="12pt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9829" style:font-size-asian="12pt" style:font-style-asian="normal" style:font-weight-asian="normal" style:font-size-complex="12pt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3958" style:font-size-asian="12pt" style:font-style-asian="normal" style:font-weight-asian="normal" style:font-size-complex="12pt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84f6" style:font-size-asian="12pt" style:font-style-asian="normal" style:font-weight-asian="normal" style:font-size-complex="12pt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a214e" style:font-size-asian="12pt" style:font-style-asian="normal" style:font-weight-asian="normal" style:font-size-complex="12pt" style:text-emphasize="none"/>
    </style:style>
    <style:style style:name="T13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" style:family="text">
      <style:text-properties officeooo:rsid="00171838"/>
    </style:style>
    <style:style style:name="T15" style:family="text">
      <style:text-properties officeooo:rsid="00197d93"/>
    </style:style>
    <style:style style:name="T16" style:family="text">
      <style:text-properties officeooo:rsid="001a1030"/>
    </style:style>
    <style:style style:name="T17" style:family="text">
      <style:text-properties officeooo:rsid="001a10f9"/>
    </style:style>
    <style:style style:name="T18" style:family="text">
      <style:text-properties officeooo:rsid="001b17a2"/>
    </style:style>
    <style:style style:name="T19" style:family="text">
      <style:text-properties officeooo:rsid="001c07fe"/>
    </style:style>
    <style:style style:name="T20" style:family="text">
      <style:text-properties officeooo:rsid="001fbe23"/>
    </style:style>
    <style:style style:name="T21" style:family="text">
      <style:text-properties fo:font-weight="normal" officeooo:rsid="001fbe23" style:font-weight-asian="normal" style:font-weight-complex="normal"/>
    </style:style>
    <style:style style:name="T22" style:family="text">
      <style:text-properties fo:font-weight="normal" officeooo:rsid="002026aa" style:font-weight-asian="normal" style:font-weight-complex="normal"/>
    </style:style>
    <style:style style:name="T23" style:family="text">
      <style:text-properties officeooo:rsid="0020a52a"/>
    </style:style>
    <style:style style:name="T24" style:family="text">
      <style:text-properties officeooo:rsid="00211a7a"/>
    </style:style>
    <style:style style:name="T25" style:family="text">
      <style:text-properties officeooo:rsid="0021780b"/>
    </style:style>
    <style:style style:name="T26" style:family="text">
      <style:text-properties officeooo:rsid="0022c85a"/>
    </style:style>
    <style:style style:name="T27" style:family="text">
      <style:text-properties officeooo:rsid="00235ec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GPT Entity Matching</text:p>
      <text:p text:style-name="P1"/>
      <text:p text:style-name="P1">Motivation<text:line-break/>Bizer motivate their <text:span text:style-name="T1">work by comparing LLM</text:span>s PLM<text:span text:style-name="T1">s</text:span>.<text:line-break/><text:line-break/>First LLM does not require manually labeled-training data. Second PLMs often fail on out-of-distribution data. These are pairs involving at least one entity not present in the training dataset.</text:p>
      <text:p text:style-name="P1"/>
      <text:p text:style-name="P4">Model: They evaluate gpt3.5-turbo-0301 on various prompt designs and compare it to a baseline RoBERTa model.</text:p>
      <text:p text:style-name="P1">Dataset: WDC Products benchmark subsampled to 50 products and 433 pairs comprised of 50 Matches and 383 non-matches. <text:span text:style-name="T3">4 Attributes Brand (B), Title (T), Price (P), Desciption (D).<text:line-break/></text:span><text:span text:style-name="T19">Only BTP are used.</text:span></text:p>
      <text:p text:style-name="P1">They compare LLM to a PLM baseline.</text:p>
      <text:p text:style-name="P5"/>
      <text:p text:style-name="P15">They experiment with three prompt design options.<text:line-break/>1. General / Domain:<text:line-break/>In general the product offers are called “entities”, whereas in domain they are called “product offers”<text:line-break/>2. Simple / Complex:<text:line-break/>Simple asks whether products “match”, whereas complex uses the wording “refer to the same real-world product”.<text:line-break/>3. Free / Forced<text:line-break/>Free does not limit the model in its answer, whereas Forced prescribes a “Yes” / “No” answer.</text:p>
      <text:p text:style-name="P7"><text:line-break/><text:span text:style-name="T4">The combine these with a choice of subset of used attributes.<text:line-break/></text:span><text:span text:style-name="T2">Combined with these choise is a selection of attributes. Description goes unused , they look at T, BT, BTP.</text:span></text:p>
      <text:p text:style-name="P6"/>
      <text:p text:style-name="P8">Findings <text:line-break/>1. General leads to worse results than Domain</text:p>
      <text:p text:style-name="P8">2. Simple leads to better results than complex</text:p>
      <text:p text:style-name="P8">3. Force leads to significantly better results than free.</text:p>
      <text:p text:style-name="P9"><text:span text:style-name="T5">4. </text:span><text:span text:style-name="T1">They find that gpt </text:span><text:span text:style-name="T6">(domain-complex-forced-T) </text:span><text:span text:style-name="T1">has competitive performance (82.35% F1) to RoBERTa trained on 2000 labeled instances (82.72% F1). RoBERTa trained on 20000 models is still better (89.32% F1).<text:line-break/></text:span><text:span text:style-name="T6">There are also combinations which are much worse like </text:span><text:span text:style-name="T7">General-complex-free-t.<text:line-break/></text:span><text:span text:style-name="T8">5. Adding the numerical price attribute lead to significant drop in F1.</text:span></text:p>
      <text:p text:style-name="P16"/>
      <text:p text:style-name="P17">Examples</text:p>
      <text:p text:style-name="P10"><text:span text:style-name="T7">They add matching and non-matching product offer-pairs, selected in various ways, to the prompts.<text:line-break/>For gpt3.5 this examples always lead to an improvement in F1. <text:line-break/>However it varies from quite small 84.11 to </text:span><text:span text:style-name="T11">more substantial</text:span><text:span text:style-name="T7"> 90.20.<text:line-break/></text:span><text:span text:style-name="T11">At any rate, </text:span><text:span text:style-name="T7">the cost increas</text:span><text:span text:style-name="T11">e is</text:span><text:span text:style-name="T7"> large </text:span><text:span text:style-name="T11">and ranges from</text:span><text:span text:style-name="T7"> 386% </text:span><text:span text:style-name="T11">to </text:span><text:span text:style-name="T7">1379%.</text:span></text:p>
      <text:p text:style-name="P17"/>
      <text:p text:style-name="P11"><text:span text:style-name="T7">Matching rules<text:line-break/>Include </text:span><text:span text:style-name="T9">manually-created </text:span><text:span text:style-name="T7">natural language matching rules in prompt, like “The brand of matching products must be the same if available”. </text:span></text:p>
      <text:p text:style-name="P18">Rules lead to an increase of 6% F1 to 88.29.</text:p>
      <text:p text:style-name="P18"/>
      <text:p text:style-name="P12"><text:soft-page-break/><text:span text:style-name="T7">Cost increase is only 100%, </text:span><text:span text:style-name="T10">lower than examples.<text:line-break/>Combining rules with examples leads to worse results than rules alone.</text:span></text:p>
      <text:p text:style-name="P19"/>
      <text:p text:style-name="P13"><text:span text:style-name="T10">P</text:span><text:span text:style-name="T7">roblems:<text:line-break/>Each configuration is only tested once on the dataset and randomness is involved in LLM answer generation.</text:span></text:p>
      <text:p text:style-name="P14"><text:span text:style-name="T7">A lot of variations of gpt prompting and attribute selections are tested, </text:span><text:span text:style-name="T12">while the baseline is only tested twice for 2000 and 20000 samples</text:span><text:span text:style-name="T7">. </text:span></text:p>
      <text:p text:style-name="P14"><text:span text:style-name="T12">It maybe </text:span><text:span text:style-name="T7">that some of the better gpt results are due to chance and having many </text:span><text:span text:style-name="T12">more samples of gpt performance.</text:span></text:p>
      <text:p text:style-name="P20">Assumption: The user knows which prompt choices work well.</text:p>
      <text:p text:style-name="P1"/>
      <text:p text:style-name="P3">In this section, we provide a concise and scientific overview of the related work for the <text:span text:style-name="T14">master’s thesis.</text:span></text:p>
      <text:p text:style-name="P31"><text:span text:style-name="Strong_20_Emphasis">Motivation</text:span></text:p>
      <text:p text:style-name="P31"><text:span text:style-name="Strong_20_Emphasis"><text:span text:style-name="T21">Bizer et. </text:span></text:span><text:span text:style-name="Strong_20_Emphasis"><text:span text:style-name="T22">a</text:span></text:span><text:span text:style-name="Strong_20_Emphasis"><text:span text:style-name="T21">l motivate their research by comparing Large</text:span></text:span> Language Models (<text:span text:style-name="T20">L</text:span>LMs) <text:span text:style-name="T20">to Pretrained Language Models (P</text:span>LMs). <text:span text:style-name="T20">They note two challenges faced by PLMs</text:span></text:p>
      <text:list text:style-name="L1">
        <text:list-item>
          <text:p text:style-name="P21"><text:span text:style-name="T20">PLMs require</text:span> manually labeled training data <text:span text:style-name="T20">for the ER task at hand. </text:span>This contrasts with <text:span text:style-name="T20">L</text:span>LMs, which <text:span text:style-name="T20">are pre-trained and need no additional data.</text:span></text:p>
        </text:list-item>
        <text:list-item>
          <text:p text:style-name="P21"><text:span text:style-name="T20">T</text:span>he <text:span text:style-name="T20">ER </text:span>performance of PLMs on out-of-distribution data, involving entities not present in the training dataset, <text:span text:style-name="T20">is not robust.</text:span></text:p>
        </text:list-item>
      </text:list>
      <text:p text:style-name="Text_20_body"><text:span text:style-name="Strong_20_Emphasis">Methodology</text:span></text:p>
      <text:p text:style-name="Text_20_body"><text:span text:style-name="T23">Bizer et. Al compare</text:span> the performance of the gpt3.5-turbo-0301 <text:span text:style-name="T23">(gpt)</text:span> model against a baseline RoBERTa model. Th<text:span text:style-name="T23">e</text:span> evaluation is conducted using a subsampled dataset from the WDC Products benchmark, consisting of 50 products and 433 pairs categorized as 50 Matches and 383 non-Matches. The dataset includes four attributes: Brand (B), Title (T), Price (P), and Description (D).</text:p>
      <text:p text:style-name="P33">Prompt Designs</text:p>
      <text:p text:style-name="Text_20_body">To explore the efficacy of LLMs compared to PLMs, three prompt design options are considered:</text:p>
      <text:list text:style-name="L2">
        <text:list-item>
          <text:p text:style-name="P22">“General” vs. “Domain”: Differentiating between "entities" and "product offers."</text:p>
        </text:list-item>
        <text:list-item>
          <text:p text:style-name="P22">“Simple” vs. “Complex”: Examining the impact of different wording, with "match" and "refer to the same real-world product."</text:p>
        </text:list-item>
        <text:list-item>
          <text:p text:style-name="P22">“Free” vs. “Forced”: Assessing the model's ability to provide open-ended responses compared to constrained "Yes" or "No" answers.</text:p>
        </text:list-item>
      </text:list>
      <text:p text:style-name="Text_20_body">Th<text:span text:style-name="T23">ree </text:span>choice<text:span text:style-name="T23">s</text:span> of <text:span text:style-name="T23">entity </text:span>attributes <text:span text:style-name="T23">are explored: </text:span>T, BT, and BTP. <text:span text:style-name="T23">The description is left unused.</text:span></text:p>
      <text:p text:style-name="Text_20_body">Several key findings emerge from the research:</text:p>
      <text:list text:style-name="L3">
        <text:list-item>
          <text:p text:style-name="P24">The "Domain" prompt design outperforms "General."</text:p>
        </text:list-item>
        <text:list-item>
          <text:p text:style-name="P24"><text:span text:style-name="T23">The </text:span>"Simple" prompt <text:span text:style-name="T23">design outperforms</text:span> "Complex".</text:p>
        </text:list-item>
        <text:list-item>
          <text:p text:style-name="P24"><text:span text:style-name="T23">The </text:span>"Forced" prompt <text:span text:style-name="T23">design</text:span> significantly outperform<text:span text:style-name="T23">s</text:span> "Free" prompts.</text:p>
        </text:list-item>
        <text:list-item>
          <text:p text:style-name="P24"><text:span text:style-name="T23">Many gpt prompt design are competitive with the baseline. <text:line-break/>Bizer focus on </text:span>domain-complex-forced-T <text:span text:style-name="T23">which</text:span> demonstrates competitive performance (82.35% F1) compared to RoBERTa trained on 2000 labeled instances (82.72% F1). RoBERTa trained on 20,000 models performs better (89.32% F1) <text:span text:style-name="T23">than gpt</text:span>. <text:line-break/><text:span text:style-name="T23">Additionally, </text:span>certain <text:span text:style-name="T23">gpt prompt-designs g</text:span>eneral-complex-free-T result in notably worse performance <text:span text:style-name="T23">(66.23% F1)</text:span>.</text:p>
        </text:list-item>
        <text:list-item>
          <text:p text:style-name="P23">The inclusion of the numerical price attribute <text:span text:style-name="T24">P, </text:span>leads to a significant drop in F1 score.</text:p>
        </text:list-item>
      </text:list>
      <text:p text:style-name="Text_20_body"/>
      <text:p text:style-name="Text_20_body"/>
      <text:p text:style-name="Text_20_body"/>
      <text:p text:style-name="P34"><text:span text:style-name="T26">More Complex Prompt Designs</text:span></text:p>
      <text:p text:style-name="P32"><text:soft-page-break/>Additionally, the research introduces examples and matching rules as experimental factors. <text:span text:style-name="T24">These are added to the domain-complex-forced-T prompt design.</text:span></text:p>
      <text:list text:style-name="L4">
        <text:list-item>
          <text:p text:style-name="P25">The addition of matching and non-matching product offer-pairs to the prompts consistently leads to improved F1 scores, though the extent of improvement <text:span text:style-name="T15">is small in many configurations.</text:span></text:p>
        </text:list-item>
        <text:list-item>
          <text:p text:style-name="P26">The cost increase <text:span text:style-name="T25">is large as it </text:span>ranges from 386% to 1379%.</text:p>
        </text:list-item>
        <text:list-item>
          <text:p text:style-name="P26">Manually-created natural language matching rules in prompts enhance F1 scores by 6%, reaching 88.29% F1. The cost increase for including rules is lower than that of examples.</text:p>
        </text:list-item>
        <text:list-item>
          <text:p text:style-name="P26"><text:span text:style-name="T26">C</text:span>ombining rules with examples results in inferior performance compared to using rules alone.</text:p>
        </text:list-item>
      </text:list>
      <text:p text:style-name="Text_20_body"><text:span text:style-name="Strong_20_Emphasis">Problems</text:span></text:p>
      <text:p text:style-name="Text_20_body">The research faces several challenges:</text:p>
      <text:list text:style-name="L5">
        <text:list-item>
          <text:p text:style-name="P27">Each configuration is tested only once on the dataset. <text:span text:style-name="T26">Yet gpt’s answers are stochastic. </text:span><text:span text:style-name="T18">Statistical significance is not explored.</text:span></text:p>
        </text:list-item>
        <text:list-item>
          <text:p text:style-name="P28">While various prompting and attribute selection combinations for gpt are explored, only <text:span text:style-name="T18">two </text:span>baseline variant<text:span text:style-name="T18">s are </text:span>tested. <text:span text:style-name="T12">It maybe </text:span><text:span text:style-name="T11">that some of the better gpt results are due to chance and having many </text:span><text:span text:style-name="T12">more samples of gpt performance.</text:span></text:p>
        </text:list-item>
        <text:list-item>
          <text:p text:style-name="P29"><text:span text:style-name="T16">g</text:span>pt’s performance varies greatly (66.14 – <text:span text:style-name="T17">90.20</text:span>) depending on prompt-design. A user would normally not readily know <text:span text:style-name="T27">which prompting strategy to choose.</text:span></text:p>
        </text:list-item>
        <text:list-item>
          <text:p text:style-name="P30">The tests use at most three attributes w<text:span text:style-name="T27">ith short values.</text:span></text:p>
        </text:list-item>
      </text:list>
      <text:p text:style-name="Text_20_body">These limitations may influence the robustness and generalizability of the finding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2:27:46.358697172</meta:creation-date>
    <dc:date>2023-10-26T20:07:52.071587910</dc:date>
    <meta:editing-duration>PT5H13M46S</meta:editing-duration>
    <meta:editing-cycles>36</meta:editing-cycles>
    <meta:generator>LibreOffice/7.5.7.1$Linux_X86_64 LibreOffice_project/50$Build-1</meta:generator>
    <meta:document-statistic meta:table-count="0" meta:image-count="0" meta:object-count="0" meta:page-count="4" meta:paragraph-count="52" meta:word-count="988" meta:character-count="6357" meta:non-whitespace-character-count="5430"/>
  </office:meta>
</office:document-meta>
</file>